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0F0000000F8C119C53803C0E6C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Open Sans" svg:font-family="'Ope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Open Sans" fo:font-size="9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Open Sans" fo:font-size="9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000000" style:font-name="Open Sans" fo:font-size="9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265cm" loext:contextual-spacing="false" style:line-height-at-least="0.529cm" fo:text-align="start" style:justify-single-word="false" fo:orphans="2" fo:widows="2" fo:padding="0cm" fo:border="none"/>
    </style:style>
    <style:style style:name="T1" style:family="text">
      <style:text-properties fo:font-variant="normal" fo:text-transform="none" fo:color="#000000" style:font-name="Open Sans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Open Sans" fo:font-size="9pt" fo:letter-spacing="normal" fo:font-style="normal" fo:font-weight="bold"/>
    </style:style>
    <style:style style:name="T3" style:family="text">
      <style:text-properties fo:color="#ffffff" fo:font-size="11.25pt" fo:font-weight="bold"/>
    </style:style>
    <style:style style:name="T4" style:family="text">
      <style:text-properties fo:font-size="11.25pt" fo:font-weight="bold"/>
    </style:style>
    <style:style style:name="T5" style:family="text">
      <style:text-properties officeooo:rsid="001c104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Hola,</text:p>
      <text:p text:style-name="Text_20_body">Ya está abierto el curso de "<text:span text:style-name="T4">Herramientas de Creación de Vídeotutoriales para Aprendizaje Basado en Servicios</text:span> ".</text:p>
      <text:p text:style-name="P1">Me llamo <text:span text:style-name="T5">Angel Berlanas Vicente</text:span> y seré vuestro profesor en este curso.</text:p>
      <text:p text:style-name="P1">El formato del curso consta de materiales para leer/consultar cada semana, con PDFs más videos cortos y una actividad a entregar.</text:p>
      <text:p text:style-name="P1">Algunas cuestiones generales a comentar:</text:p>
      <text:list xml:id="list524952887" text:style-name="L1">
        <text:list-item>
          <text:p text:style-name="P2">He creado un foro de presentaciones. No es obligatorio presentarse, pero os animo a ello para conoceros un poco más y sobretodo conocer vuestras inquietudes <draw:frame draw:style-name="fr1" draw:name="Imagen1" text:anchor-type="as-char" svg:width="0.397cm" svg:height="0.397cm" draw:z-index="0"><draw:image xlink:href="Pictures/100002000000000F0000000F8C119C53803C0E6C.gif" xlink:type="simple" xlink:show="embed" xlink:actuate="onLoad" loext:mime-type="image/gif"/><svg:title>sonrisa</svg:title></draw:frame></text:p>
        </text:list-item>
        <text:list-item>
          <text:p text:style-name="P3">Las actividades de entrega tendrán un amplio plazo de entrega. No obstante, si alguien no hubiera entregado alguna actividad, se abrirá un plazo al final del curso.</text:p>
        </text:list-item>
        <text:list-item>
          <text:p text:style-name="P3">Durante el curso, se comentarán muchas ideas, ejemplos, etc... Se dan muchas ideas con el fin de "inspirar a docentes". En la práctica, no es necesario aplicar todo, solo aquello que consideréis interesante y útil para vuestro contexto.</text:p>
        </text:list-item>
        <text:list-item>
          <text:p text:style-name="P3">Los materiales serán liberados bajo licencia CC-BY-NC-SA y están en continuo desarrollo. Cualquier duda, sugerencia, error detectado, etc.. puede ayudar a mejorarlos <text:s/><text:span text:style-name="T5">(decírmelo)</text:span> <draw:frame draw:style-name="fr1" draw:name="Imagen2" text:anchor-type="as-char" svg:width="0.397cm" svg:height="0.397cm" draw:z-index="1"><draw:image xlink:href="Pictures/100002000000000F0000000F8C119C53803C0E6C.gif" xlink:type="simple" xlink:show="embed" xlink:actuate="onLoad" loext:mime-type="image/gif"/><svg:title>sonrisa</svg:title></draw:frame></text:p>
        </text:list-item>
        <text:list-item>
          <text:p text:style-name="P4"><text:span text:style-name="T1">Animaros a preguntar cualquier duda que tengáis. Subrayo lo siguiente: </text:span><text:span text:style-name="Strong_20_Emphasis"><text:span text:style-name="T2">no hay duda tonta ni poco importante </text:span></text:span><text:span text:style-name="Strong_20_Emphasis"><text:span text:style-name="T2"><draw:frame draw:style-name="fr1" draw:name="Imagen3" text:anchor-type="as-char" svg:width="0.397cm" svg:height="0.397cm" draw:z-index="2"><draw:image xlink:href="Pictures/100002000000000F0000000F8C119C53803C0E6C.gif" xlink:type="simple" xlink:show="embed" xlink:actuate="onLoad" loext:mime-type="image/gif"/><svg:title>sonrisa</svg:title></draw:frame></text:span></text:span><text:span text:style-name="Strong_20_Emphasis"><text:span text:style-name="T2">. También os animo a debatir, intentar responder a compañeros, etc..</text:span></text:span></text:p>
        </text:list-item>
      </text:list>
      <text:p text:style-name="P1">Os doy la bienvenida. Para cualquier problema o cuestión relacionada con el curso y su temática, no dudéis en contactar conmigo, tanto durante el curso como una vez finalizado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Open Sans" svg:font-family="'Ope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ntarell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ntarell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tarell" fo:font-family="Cantarell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ntarell" fo:font-family="Cantarell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" fo:font-family="Cantarell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21:44:05.297434951</meta:creation-date>
    <dc:date>2021-02-24T21:48:34.787133099</dc:date>
    <meta:editing-duration>PT4M30S</meta:editing-duration>
    <meta:editing-cycles>1</meta:editing-cycles>
    <meta:document-statistic meta:table-count="0" meta:image-count="3" meta:object-count="0" meta:page-count="1" meta:paragraph-count="11" meta:word-count="231" meta:character-count="1450" meta:non-whitespace-character-count="1231"/>
    <meta:generator>LibreOffice/6.4.6.2$Linux_X86_64 LibreOffice_project/40$Build-2</meta:generator>
  </office:meta>
</office:document-meta>
</file>